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pt" fo:country="PT"/>
    </style:style>
    <style:style style:name="P2" style:family="paragraph" style:parent-style-name="Text_20_body">
      <style:text-properties fo:language="pt" fo:country="PT" officeooo:rsid="001fb545" officeooo:paragraph-rsid="001fb545"/>
    </style:style>
    <style:style style:name="P3" style:family="paragraph" style:parent-style-name="Text_20_body">
      <style:text-properties fo:language="pt" fo:country="PT" officeooo:rsid="002135e8" officeooo:paragraph-rsid="002135e8"/>
    </style:style>
    <style:style style:name="P4" style:family="paragraph" style:parent-style-name="Text_20_body">
      <style:text-properties fo:language="pt" fo:country="PT" officeooo:rsid="00230a56" officeooo:paragraph-rsid="00230a56"/>
    </style:style>
    <style:style style:name="P5" style:family="paragraph" style:parent-style-name="Title">
      <style:text-properties fo:language="pt" fo:country="PT"/>
    </style:style>
    <style:style style:name="T1" style:family="text">
      <style:text-properties officeooo:rsid="002135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cript para obter sequências</text:p>
      <text:p text:style-name="P1"/>
      <text:p text:style-name="P2">Este script em Python permite aos utilizadores obter sequências de uma base de dados(NCBI) usando os termos de pesquisa fornecidos através da linha de comando. O script utiliza a Entrez API para realizar a pesquisa e obter as sequências.</text:p>
      <text:p text:style-name="P2">O script é escrito em Python 3, logo requer um interpretador Python para ser executado. Também requer os módulos urlib.request, urlib.parse <text:span text:style-name="T1">e xml.etree.ElementTree</text:span> para <text:s/>realizar solicitações de HTTP para a Entrez API, <text:span text:style-name="T1">modificar o URL, e analisar a resposta XML obtida da Entrez API.</text:span></text:p>
      <text:p text:style-name="P2"/>
      <text:h text:style-name="Heading_20_2" text:outline-level="2">Funcionalidade</text:h>
      <text:p text:style-name="P3">O script consiste nas seguintes funções:</text:p>
      <text:p text:style-name="P3">1. perform_search</text:p>
      <text:p text:style-name="P3">-Realiza uma busca no banco de dados especificado, usando o termo de pesquisa obtido através da linha de comando.</text:p>
      <text:p text:style-name="P3">2.fetch_sequences</text:p>
      <text:p text:style-name="P3">- Obtem sequencias usando a lista de Ids obtida na definição anterior.</text:p>
      <text:p text:style-name="P3">3.print_sequences</text:p>
      <text:p text:style-name="P3">- Imprime as sequências obtidas no passo anterior.</text:p>
      <text:h text:style-name="Heading_20_2" text:outline-level="2">Uso</text:h>
      <text:p text:style-name="P4">python3 Entrezapi_search &lt;data_base&gt; “Termo_de_pesquisa”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4:59:20.161089022</meta:creation-date>
    <dc:date>2024-03-31T15:25:47.460074992</dc:date>
    <meta:editing-duration>PT6M6S</meta:editing-duration>
    <meta:editing-cycles>1</meta:editing-cycles>
    <meta:document-statistic meta:table-count="0" meta:image-count="0" meta:object-count="0" meta:page-count="1" meta:paragraph-count="13" meta:word-count="142" meta:character-count="945" meta:non-whitespace-character-count="815"/>
    <meta:generator>LibreOffice/7.3.7.2$Linux_X86_64 LibreOffice_project/30$Build-2</meta:generator>
  </office:meta>
</office:document-meta>
</file>